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a164a"/>
    </style:style>
    <style:style style:name="P2" style:family="paragraph" style:parent-style-name="Standard">
      <style:text-properties officeooo:rsid="000a164a" officeooo:paragraph-rsid="000a164a"/>
    </style:style>
    <style:style style:name="P3" style:family="paragraph" style:parent-style-name="Standard">
      <style:text-properties fo:font-size="14pt" fo:font-weight="bold" officeooo:rsid="000a164a" officeooo:paragraph-rsid="000a164a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b217a" officeooo:paragraph-rsid="000b217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b217a" officeooo:paragraph-rsid="000b217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b217a" officeooo:paragraph-rsid="000b217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0ca4c6" officeooo:paragraph-rsid="000ca4c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0ca4c6" officeooo:paragraph-rsid="000e6bc1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0e6bc1" officeooo:paragraph-rsid="000e6bc1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a164a" style:font-size-asian="14pt" style:font-weight-asian="bold" style:font-size-complex="14pt" style:font-weight-complex="bold"/>
    </style:style>
    <style:style style:name="T3" style:family="text">
      <style:text-properties fo:font-weight="normal" officeooo:rsid="000ca4c6" style:font-weight-asian="normal" style:font-weight-complex="normal"/>
    </style:style>
    <style:style style:name="T4" style:family="text">
      <style:text-properties fo:font-weight="normal" officeooo:rsid="000e6bc1" style:font-weight-asian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e6bc1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ca4c6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e6bc1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0f9259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3"/><text:span text:style-name="T2">Creating a new Cli Command</text:span></text:p>
      <text:p text:style-name="P1"/>
      <text:p text:style-name="P3">Step 1:</text:p>
      <text:p text:style-name="P3"><text:s/></text:p>
      <text:p text:style-name="P2"><text:span text:style-name="T1"><text:s text:c="9"/></text:span><text:span text:style-name="T7">Add the corresponding command in COMMAND_V2 section of shell.py</text:span></text:p>
      <text:p text:style-name="P2"/>
      <text:p text:style-name="P4">Step 2:</text:p>
      <text:p text:style-name="P4"/>
      <text:p text:style-name="P6"><text:s text:c="8"/><text:span text:style-name="T3">A</text:span><text:span text:style-name="T7">dd the corresponding method</text:span><text:span text:style-name="T8">(like create,delete,update,list)</text:span><text:span text:style-name="T7"> </text:span><text:span text:style-name="T8">in <text:s text:c="3"/>/opt/stack/pythonvnfsvcclient/vnfsvcclient/v1_1/file_name.py</text:span></text:p>
      <text:p text:style-name="P5"/>
      <text:p text:style-name="P7">Step 3:</text:p>
      <text:p text:style-name="P7"/>
      <text:p text:style-name="P8"><text:s text:c="5"/><text:span text:style-name="T7">Add </text:span><text:span text:style-name="T9">the additional attributes </text:span><text:span text:style-name="T10">(</text:span><text:span text:style-name="T9">if any</text:span><text:span text:style-name="T10">)</text:span><text:span text:style-name="T9"> in RESOURCE_ATTRIBUTE_MAP <text:s/>section of <text:s/>/opt/stack/vnfsvc/vnfsvc/api/v2/file_name.py.</text:span></text:p>
      <text:p text:style-name="P8"/>
      <text:p text:style-name="P9"><text:span text:style-name="T5">Step 4:</text:span></text:p>
      <text:p text:style-name="P9"/>
      <text:p text:style-name="P9"><text:span text:style-name="T5"><text:s text:c="2"/></text:span><text:span text:style-name="T7">Add the corresponding method(if not present) in /opt/stack/python-vnfsvcclient/vnfsvcclient/v1_0/client.py</text:span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3:54:32.038557241</meta:creation-date>
    <dc:date>2015-03-16T15:14:30.188202973</dc:date>
    <meta:editing-duration>PT1H12M51S</meta:editing-duration>
    <meta:editing-cycles>5</meta:editing-cycles>
    <meta:generator>LibreOffice/4.2.4.2$Linux_X86_64 LibreOffice_project/420m0$Build-2</meta:generator>
    <meta:document-statistic meta:table-count="0" meta:image-count="0" meta:object-count="0" meta:page-count="1" meta:paragraph-count="10" meta:word-count="48" meta:character-count="552" meta:non-whitespace-character-count="429"/>
  </office:meta>
</office:document-meta>
</file>